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62e" officeooo:paragraph-rsid="0000362e"/>
    </style:style>
    <style:style style:name="P2" style:family="paragraph" style:parent-style-name="Standard" style:list-style-name="L1">
      <style:text-properties officeooo:rsid="0000362e" officeooo:paragraph-rsid="00003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-RED and XAMPP Server</text:p>
      <text:p text:style-name="P1"/>
      <text:p text:style-name="P1">Aim: To create a database in the xampp server (localhost) and to query the database from node-red in order to store the input values from the wifi module.</text:p>
      <text:p text:style-name="P1"/>
      <text:p text:style-name="P1">Requirements:</text:p>
      <text:p text:style-name="P1"><text:s text:c="22"/>Node-RED</text:p>
      <text:p text:style-name="P1"><text:s text:c="22"/>XAMPP Server</text:p>
      <text:p text:style-name="P1"/>
      <text:p text:style-name="P1">Working:</text:p>
      <text:p text:style-name="P1"/>
      <text:list xml:id="list5910144475084068433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15:41:34.280143412</meta:creation-date>
    <meta:editing-duration>P0D</meta:editing-duration>
    <meta:editing-cycles>2</meta:editing-cycles>
    <meta:generator>LibreOffice/4.2.6.3$Linux_X86_64 LibreOffice_project/420m0$Build-3</meta:generator>
    <dc:date>2015-07-25T15:44:15.680551493</dc:date>
    <meta:document-statistic meta:table-count="0" meta:image-count="0" meta:object-count="0" meta:page-count="1" meta:paragraph-count="7" meta:word-count="38" meta:character-count="265" meta:non-whitespace-character-count="190"/>
  </office:meta>
</office:document-meta>
</file>